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, 'Arial Unicode MS'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07cm" fo:margin-left="0cm" fo:margin-right="-0.009cm" table:align="margins" style:writing-mode="lr-tb"/>
    </style:style>
    <style:style style:name="Tabela1.A" style:family="table-column">
      <style:table-column-properties style:column-width="0.953cm" style:rel-column-width="3899*"/>
    </style:style>
    <style:style style:name="Tabela1.B" style:family="table-column">
      <style:table-column-properties style:column-width="11.668cm" style:rel-column-width="47770*"/>
    </style:style>
    <style:style style:name="Tabela1.C" style:family="table-column">
      <style:table-column-properties style:column-width="3.387cm" style:rel-column-width="1386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1.32" style:family="table-row">
      <style:table-row-properties style:min-row-height="0.492cm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0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fo:text-indent="0cm" style:auto-text-indent="false" style:snap-to-layout-grid="false"/>
    </style:style>
    <style:style style:name="P12" style:family="paragraph" style:parent-style-name="Standard">
      <style:paragraph-properties fo:margin-left="0cm" fo:margin-right="0cm" fo:margin-top="0cm" fo:margin-bottom="0cm" fo:text-indent="0cm" style:auto-text-indent="false" style:snap-to-layout-grid="false"/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0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Heading_20_1" style:master-page-name="Standard">
      <style:paragraph-properties fo:margin-left="0cm" fo:margin-right="0cm" fo:margin-top="0cm" fo:margin-bottom="0cm" fo:text-indent="0cm" style:auto-text-indent="false" style:page-number="auto" style:snap-to-layout-grid="false"/>
      <style:text-properties style:font-name="Arial" fo:font-size="12pt" style:font-size-asian="12pt" style:font-name-complex="Arial"/>
    </style:style>
    <style:style style:name="P24" style:family="paragraph" style:parent-style-name="Heading_20_1">
      <style:paragraph-properties fo:margin-left="0cm" fo:margin-right="0cm" fo:margin-top="0cm" fo:margin-bottom="0cm" fo:line-height="150%" fo:text-align="center" style:justify-single-word="false" fo:text-indent="0cm" style:auto-text-indent="false"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compare" form:apply-filter="true" form:method="post" form:control-implementation="ooo:com.sun.star.form.component.Form" office:target-frame="" xlink:href="http://h10010.www1.hp.com/wpa/comparetool/compareProds.do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Joanna Grzonkowska, Katarzyna Wasiuta, Szymon Ziewiec <text:s text:c="19"/>25.03.2015</text:h>
      <text:p text:style-name="P11"/>
      <text:p text:style-name="P11"/>
      <text:p text:style-name="P12"/>
      <text:p text:style-name="P13">PR</text:p>
      <text:h text:style-name="P24" text:outline-level="1">Metodyka Scrum: Product backlog</text:h>
      <text:p text:style-name="P13">Etap II</text:p>
      <text:p text:style-name="P15"/>
      <text:p text:style-name="P15"/>
      <text:p text:style-name="P15"/>
      <text:p text:style-name="P16">Spis treści:</text:p>
      <text:p text:style-name="P14"/>
      <text:list xml:id="list3390426775134117415" text:style-name="L1">
        <text:list-item>
          <text:p text:style-name="P18"><text:s/>Wstęp</text:p>
          <text:list>
            <text:list-item>
              <text:p text:style-name="P18">Cel systemu</text:p>
            </text:list-item>
            <text:list-item>
              <text:p text:style-name="P18">Kontekst systemu</text:p>
            </text:list-item>
          </text:list>
        </text:list-item>
        <text:list-item>
          <text:p text:style-name="P18"><text:s/>Scenariusz użycia systemu</text:p>
        </text:list-item>
        <text:list-item>
          <text:p text:style-name="P18"><text:s/>Product backlog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271541" text:continue-list="list3390426775134117415" text:style-name="L1">
        <text:list-item text:start-value="1">
          <text:p text:style-name="P20"><text:soft-page-break/><text:s/>Wstęp</text:p>
          <text:list>
            <text:list-header>
              <text:p text:style-name="P20"/>
            </text:list-header>
            <text:list-item>
              <text:p text:style-name="P20">Cel systemu</text:p>
            </text:list-item>
          </text:list>
        </text:list-item>
      </text:list>
      <text:p text:style-name="P6"/>
      <text:p text:style-name="P17"/>
      <text:list xml:id="list21266896" text:continue-numbering="true" text:style-name="L1">
        <text:list-item>
          <text:list>
            <text:list-item>
              <text:p text:style-name="P21">Kontekst systemu</text:p>
            </text:list-item>
          </text:list>
        </text:list-item>
      </text:list>
      <text:p text:style-name="P4"/>
      <text:p text:style-name="P3"/>
      <text:list xml:id="list21293168" text:continue-numbering="true" text:style-name="L1">
        <text:list-item>
          <text:p text:style-name="P21"><text:s/>Scenariusz użycia systemu</text:p>
        </text:list-item>
      </text:list>
      <text:p text:style-name="P5"><text:s/></text:p>
      <text:p text:style-name="P3"><text:tab/>Joanna po raz pierwszy przyjechała do Gdańska, w celu złożenia dokumentów na studia. Gdy wszystko już <text:span text:style-name="T1">się tym zajęłą</text:span>, postanowiła poszukać miejsca gdzie <text:span text:style-name="T1">mogła by</text:span> coś zjeść. Kilka dni wcześniej dostała od koleżanki Katarzyny aplikację <text:s/><text:span text:style-name="T1">o nazwie „</text:span><text:span text:style-name="T2">SkyNote</text:span><text:span text:style-name="T1">” przeznaczoną na Windows Phone'a</text:span>. Szybko zarejestrowała się podając login, hasło oraz adres email, po czym w wyszukiwarce znalazła Katarzynę, <text:span text:style-name="T1">którą</text:span> dodała do swoich znajomych. Idąc wzdłuż ulicy Grunwaldzkiej włączyła aplikację i nakierowała kamerę na drogę przed sobą. Patrząc na obraz <text:span text:style-name="T1">uchwycony</text:span> <text:span text:style-name="T1">kamerą</text:span> telefonu zauważyła na restauracji, po przeciwnej stronie ulicy, <text:span text:style-name="T1">prostokątny obiekt dodany przez apliakcje, będący notatką</text:span> z tematem: „Świetne naleśniki”. Zobaczyła, że <text:span text:style-name="T1">jej </text:span><text:s/>autorem jest <text:span text:style-name="T1">jej przyjaciółka</text:span> Katarzyna. Kliknęła w notatkę, co <text:span text:style-name="T1">pozwoliło</text:span> <text:s/>zobaczyć opis <text:span text:style-name="T1">o treści</text:span>: „<text:span text:style-name="T3">Codziennie po zajęciach chodzę tu na przepyszne naleśniki z jabłkiem. Polecam.</text:span>”<text:span text:style-name="T1">.</text:span> <text:span text:style-name="T1">Skończywszy <text:s/>czytać ten opis</text:span>, Joanna powoli obracała kamerę telefonu wokół siebie, uważnie wypatrując notatek wyświetlanych na różnych budynkach. Zauważyła <text:span text:style-name="T1">kolejną</text:span> na restauracji za przejściem dla pieszych. <text:span text:style-name="T1">Otworzyła ją</text:span>, żeby zobaczyć <text:span text:style-name="T1">komentarze, z których jeden napisała Katarzyna</text:span>: „<text:span text:style-name="T3">masakrycznie drogie jedzenie </text:span><text:span text:style-name="T2">:(</text:span>”. <text:span text:style-name="T1">_</text:span> Joanna udała się do pierwszej z tych dwóch restauracji. Po skończonym posiłku ponownie zalogowała się do <text:span text:style-name="T3">SkyNota</text:span>, aby wyrazić swoje zachwycenie tą restauracją, poprzez dodanie komentarza do notatki dotyczącej <text:span text:style-name="T1">jej</text:span>. Joanna miała jeszcze <text:span text:style-name="T1">dużo czasu</text:span> do pociągu powrotnego <text:span text:style-name="T1">_</text:span>, postanowiła zatem zwiedzić Gdańsk. <text:span text:style-name="T1">Przechadzając się ulicami</text:span> zainteresowały <text:span text:style-name="T1">niezywykle</text:span> ją kościoły <text:span text:style-name="T1">i katedry</text:span>. W tym momencie pomyślała o Szymonie i Dawidzie, jej <text:span text:style-name="T1">kolegach</text:span> z liceum, którzy <text:span text:style-name="T1">także</text:span> planują studiować w Gdańsku <text:span text:style-name="T1">oraz</text:span> są <text:span text:style-name="T1">entuzjastami</text:span> <text:span text:style-name="T1">podobnych perełek architektury</text:span>. Postanowiła utworzyć w <text:span text:style-name="T3">SkyNocie</text:span> grupę: „<text:span text:style-name="T3">Gdańsk – ciekawe </text:span><text:span text:style-name="T2">zabytki architektury</text:span>”. <text:span text:style-name="T1">Znalazła za pośrednictwem </text:span>wyszukiwarki Szymona i Dawida,<text:span text:style-name="T1"> a następnie</text:span> wysłała im <text:span text:style-name="T1">zaproszenia</text:span> do grupy. Znajdując się w <text:span text:style-name="T1">Bazylice Św. Mikołaja</text:span> utworzyła notatkę, nadając jej temat: „<text:span text:style-name="T3">malowniczy kościół gotycki</text:span>” oraz treść: „<text:span text:style-name="T3">super zabytki, zwłaszcza </text:span><text:span text:style-name="T2">ołtarz</text:span>”, po czym przypisała jej typ: „<text:span text:style-name="T3">zabytkowy </text:span><text:span text:style-name="T2">budynek</text:span>” z kategorii: „<text:span text:style-name="T2">budowle</text:span>” oraz <text:span text:style-name="T1">udostępniła</text:span> w utworzonej przez siebie grupie. <text:span text:style-name="T1">Kontynuując zwiedzanie</text:span> Gdańska, Joanna zauważyła kilka <text:span text:style-name="T1">rozstawianych</text:span> stoisk, <text:span text:style-name="T1">przygotowywanych</text:span> do Jarmarku <text:span text:style-name="T1">Świętego</text:span> Dominika. Utworzyła notatkę nadając jej temat: „<text:span text:style-name="T3">Jarmarku świętego Dominika 2015</text:span>”, typ: „<text:span text:style-name="T3">jarmark</text:span>” z kategorii: „<text:span text:style-name="T3">wydarzenia</text:span>” oraz opis: „p<text:span text:style-name="T3">rzygotowania wyglądają obiecująco</text:span><text:span text:style-name="T2">!</text:span>”. <text:span text:style-name="T1">Zrobiła także</text:span> <text:span text:style-name="T1">zdjęcie</text:span>, dodała je do notatki i umieściła ją w swoim <text:soft-page-break/>profilu, aby każdy jej znajomy mógł ją widzieć. Następnie musiała <text:span text:style-name="T1">już</text:span> udać się w kierunku dworca PKP, aby zdążyć na swój pociąg. W czasie jazdy przejrzała utworzone przez siebie dzisiaj notatki najpierw formie listy posortowanej wg daty, a później w formie mapy z zaznaczonymi punktami. Zauważyła, że do notatki o jarmarku Katarzyna dodała komentarz: „<text:span text:style-name="T3">w tym roku będzie można dostać dużo komiksów Rosińskiego</text:span>”<text:span text:style-name="T1">_</text:span>. Następnie weszła na stronę główną i zobaczyła nową notatkę utworzoną przez Szymona, który od dwóch dni podróżował po Włoszech. <text:span text:style-name="T1">Zachwyca</text:span> się tamtejszymi pizzeriami. W przeciągu tych dwóch dni pozostawił 3 notatki wyrażając <text:span text:style-name="T1">jego</text:span> opinię o <text:span text:style-name="T1">odwiedzonych</text:span> pizzeriach. Dzięki aplikacji <text:span text:style-name="T3">SkyNote</text:span> Joanna, będąc w nieznanej sobie miejscowości, łatwo znalazła sprawdzone miejsce gdzie mogła dobrze zjeść oraz <text:span text:style-name="T1">_</text:span> zwiedzając nowe miejsca, <text:span text:style-name="T1">czy</text:span> będąc świadkiem różnych wydarzeń mogła polecić je innym. </text:p>
      <text:p text:style-name="P2"/>
      <text:p text:style-name="P2"/>
      <text:p text:style-name="P2"/>
      <text:list xml:id="list21289393" text:continue-numbering="true" text:style-name="L1">
        <text:list-item>
          <text:p text:style-name="P19"><text:s/>Product backlog</text:p>
          <text:p text:style-name="P19"/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">ID</text:p>
          </table:table-cell>
          <table:table-cell table:style-name="Tabela1.A1" office:value-type="string">
            <text:p text:style-name="P10">OPIS</text:p>
          </table:table-cell>
          <table:table-cell table:style-name="Tabela1.C1" office:value-type="string">
            <text:p text:style-name="P10">STORY POINTS</text:p>
          </table:table-cell>
        </table:table-row>
        <table:table-row>
          <table:table-cell table:style-name="Tabela1.A2" table:number-columns-spanned="3" office:value-type="string">
            <text:p text:style-name="P10">Priorytet wysoki</text:p>
          </table:table-cell>
          <table:covered-table-cell/>
          <table:covered-table-cell/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8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2" table:number-columns-spanned="3" office:value-type="string">
            <text:p text:style-name="P10">Priorytet średni</text:p>
          </table:table-cell>
          <table:covered-table-cell/>
          <table:covered-table-cell/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8"/>
          </table:table-cell>
          <table:table-cell table:style-name="Tabela1.C3">
            <text:p text:style-name="P9"/>
          </table:table-cell>
        </table:table-row>
        <text:soft-page-break/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8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2" table:number-columns-spanned="3" office:value-type="string">
            <text:p text:style-name="P10">Priorytet niski</text:p>
          </table:table-cell>
          <table:covered-table-cell/>
          <table:covered-table-cell/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8"/>
          </table:table-cell>
          <table:table-cell table:style-name="Tabela1.C3">
            <text:p text:style-name="P9"/>
          </table:table-cell>
        </table:table-row>
        <table:table-row table:style-name="Tabela1.32"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7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8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8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8"/>
          </table:table-cell>
          <table:table-cell table:style-name="Tabela1.C3">
            <text:p text:style-name="P9"/>
          </table:table-cell>
        </table:table-row>
        <table:table-row>
          <table:table-cell table:style-name="Tabela1.A3">
            <text:p text:style-name="P9"/>
          </table:table-cell>
          <table:table-cell table:style-name="Tabela1.B3" office:value-type="string">
            <text:p text:style-name="P8"/>
          </table:table-cell>
          <table:table-cell table:style-name="Tabela1.C3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, 'Arial Unicode MS'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pl" fo:country="PL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21cm" fo:margin-right="0cm" fo:margin-top="1.113cm" fo:margin-bottom="0.797cm" fo:keep-together="always" fo:text-indent="-0.58cm" style:auto-text-indent="false" fo:keep-with-next="always"/>
      <style:text-properties fo:font-size="14.5pt" fo:font-weight="bold" style:letter-kerning="true" style:font-size-asian="14.5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61cm" fo:margin-right="0cm" fo:margin-top="0.67cm" fo:margin-bottom="0.504cm" fo:text-indent="-0.82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13pt" fo:font-weight="bold" style:font-size-asian="13pt" style:font-weight-asian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  <style:text-properties fo:font-size="14pt" style:font-size-asian="14pt"/>
    </style:style>
    <style:style style:name="Tekst_20_podstawowy_20_wcięty_20_2" style:display-name="Tekst podstawowy wcięty 2" style:family="paragraph" style:parent-style-name="Standard">
      <style:paragraph-properties fo:margin-left="0.501cm" fo:margin-right="0cm" fo:text-indent="0cm" style:auto-text-indent="false">
        <style:tab-stops>
          <style:tab-stop style:position="0.501cm"/>
        </style:tab-stops>
      </style:paragraph-properties>
      <style:text-properties fo:font-size="14pt" style:font-size-asian="14pt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style:font-name="Symbol" style:font-name-complex="OpenSymbol"/>
    </style:style>
    <style:style style:name="WW8Num5z0" style:family="text">
      <style:text-properties style:font-name="Symbol" style:font-name-complex="OpenSymbol"/>
    </style:style>
    <style:style style:name="WW8Num6z0" style:family="text">
      <style:text-properties style:font-name="Symbol" style:font-name-complex="OpenSymbol"/>
    </style:style>
    <style:style style:name="WW8Num7z0" style:family="text">
      <style:text-properties style:font-name="Symbol" style:font-name-complex="OpenSymbol"/>
    </style:style>
    <style:style style:name="WW8Num8z0" style:family="text">
      <style:text-properties style:font-name="Symbol" style:font-name-complex="OpenSymbol"/>
    </style:style>
    <style:style style:name="Absatz-Standardschriftart" style:family="text"/>
    <style:style style:name="WW8Num4z0" style:family="text">
      <style:text-properties style:font-name="Symbol" style:font-name-complex="OpenSymbol"/>
    </style:style>
    <style:style style:name="WW8Num9z0" style:family="text">
      <style:text-properties style:font-name="Symbol" style:font-name-complex="OpenSymbol"/>
    </style:style>
    <style:style style:name="WW8Num10z0" style:family="text">
      <style:text-properties style:font-name="Symbol" style:font-name-complex="OpenSymbol"/>
    </style:style>
    <style:style style:name="WW8Num11z0" style:family="text">
      <style:text-properties style:font-name="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izja systemu</dc:title>
    <meta:initial-creator>annab</meta:initial-creator>
    <meta:creation-date>2004-09-30T12:52:00</meta:creation-date>
    <dc:date>2015-03-26T01:11:03.73</dc:date>
    <meta:print-date>2001-02-20T17:19:00</meta:print-date>
    <meta:editing-cycles>248</meta:editing-cycles>
    <meta:editing-duration>P2DT14H45M49S</meta:editing-duration>
    <meta:generator>OpenOffice/4.1.1$Win32 OpenOffice.org_project/411m6$Build-9775</meta:generator>
    <dc:creator>Szymon Ziewiec</dc:creator>
    <meta:document-statistic meta:table-count="1" meta:image-count="0" meta:object-count="0" meta:page-count="4" meta:paragraph-count="23" meta:word-count="536" meta:character-count="3873"/>
  </office:meta>
</office:document-meta>
</file>